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able:cell-range-source table:name="CSV_all" xlink:type="simple" xlink:href="../california.csv" table:filter-name="Text - txt - csv (StarCalc)" table:filter-options="9/59/44,34,76,1,,0,false,false,true,false,false" table:last-column-spanned="6" table:last-row-spanned="18" table:refresh-delay="PT00H01M00S"/>
            <text:p>COUNTY</text:p>
          </table:table-cell>
          <table:table-cell office:value-type="string" calcext:value-type="string">
            <text:p>POPULATION_20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ICU BED COUNT</text:p>
          </table:table-cell>
          <table:table-cell office:value-type="string" calcext:value-type="string">
            <text:p>HOSPITALS</text:p>
          </table:table-cell>
          <table:table-cell table:style-name="Default" office:value-type="string" calcext:value-type="string">
            <text:p>ICU PERCAP</text:p>
          </table:table-cell>
          <table:table-cell table:style-name="Default" office:value-type="string" calcext:value-type="string">
            <text:p>CONFIRMED PERCAP</text:p>
          </table:table-cell>
          <table:table-cell table:style-name="Default" office:value-type="string" calcext:value-type="string">
            <text:p>DEATHS PERCAP</text:p>
          </table:table-cell>
          <table:table-cell table:style-name="Default" office:value-type="string" calcext:value-type="string">
            <text:p>CASE PER ICU</text:p>
          </table:table-cell>
          <table:table-cell table:style-name="Default" office:value-type="string" calcext:value-type="string">
            <text:p>ICU/HOSPITAL</text:p>
          </table:table-cell>
          <table:table-cell table:style-name="Default" office:value-type="string" calcext:value-type="string">
            <text:p>CASE/HOSPITAL</text:p>
          </table:table-cell>
          <table:table-cell table:style-name="Default" office:value-type="string" calcext:value-type="string">
            <text:p>CASE_ICU_HOSP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3010232" calcext:value-type="float">
            <text:p>30102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44" calcext:value-type="float">
            <text:p>44</text:p>
          </table:table-cell>
          <table:table-cell table:formula="of:=([.E2]/[.B2])" office:value-type="float" office:value="0.000206628592081939" calcext:value-type="float">
            <text:p>.0002066286</text:p>
          </table:table-cell>
          <table:table-cell table:formula="of:=([.C2]/[.B2])" office:value-type="float" office:value="0.000000996600926440221" calcext:value-type="float">
            <text:p>.0000009966</text:p>
          </table:table-cell>
          <table:table-cell table:formula="of:=([.D2]/[.B2])" office:value-type="float" office:value="0" calcext:value-type="float">
            <text:p>.0000000000</text:p>
          </table:table-cell>
          <table:table-cell table:formula="of:=([.C2]/[.E2])" office:value-type="float" office:value="0.00482315112540193" calcext:value-type="float">
            <text:p>.0048231511</text:p>
          </table:table-cell>
          <table:table-cell table:formula="of:=([.E2]/[.F2])" office:value-type="float" office:value="14.1363636363636" calcext:value-type="float">
            <text:p>14.136364</text:p>
          </table:table-cell>
          <table:table-cell table:formula="of:=([.C2]/[.F2])" office:value-type="float" office:value="0.0681818181818182" calcext:value-type="float">
            <text:p>00.068182</text:p>
          </table:table-cell>
          <table:table-cell table:formula="of:=([.C2]/[.K2])" office:value-type="float" office:value="0.212218649517685" calcext:value-type="float">
            <text:p>00.212219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9818605" calcext:value-type="float">
            <text:p>98186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92" calcext:value-type="float">
            <text:p>2192</text:p>
          </table:table-cell>
          <table:table-cell office:value-type="float" office:value="90" calcext:value-type="float">
            <text:p>90</text:p>
          </table:table-cell>
          <table:table-cell table:formula="of:=([.E3]/[.B3])" office:value-type="float" office:value="0.000223249636786488" calcext:value-type="float">
            <text:p>.0002232496</text:p>
          </table:table-cell>
          <table:table-cell table:formula="of:=([.C3]/[.B3])" office:value-type="float" office:value="0.00000112032208241395" calcext:value-type="float">
            <text:p>.0000011203</text:p>
          </table:table-cell>
          <table:table-cell table:formula="of:=([.D3]/[.B3])" office:value-type="float" office:value="0" calcext:value-type="float">
            <text:p>.0000000000</text:p>
          </table:table-cell>
          <table:table-cell table:formula="of:=([.C3]/[.E3])" office:value-type="float" office:value="0.00501824817518248" calcext:value-type="float">
            <text:p>.0050182482</text:p>
          </table:table-cell>
          <table:table-cell table:formula="of:=([.E3]/[.F3])" office:value-type="float" office:value="24.3555555555556" calcext:value-type="float">
            <text:p>24.355556</text:p>
          </table:table-cell>
          <table:table-cell table:formula="of:=([.C3]/[.F3])" office:value-type="float" office:value="0.122222222222222" calcext:value-type="float">
            <text:p>00.122222</text:p>
          </table:table-cell>
          <table:table-cell table:formula="of:=([.C3]/[.K3])" office:value-type="float" office:value="0.451642335766423" calcext:value-type="float">
            <text:p>00.451642</text:p>
          </table:table-cell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float" office:value="1781642" calcext:value-type="float">
            <text:p>178164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12" calcext:value-type="float">
            <text:p>12</text:p>
          </table:table-cell>
          <table:table-cell table:formula="of:=([.E4]/[.B4])" office:value-type="float" office:value="0.000245840634650508" calcext:value-type="float">
            <text:p>.0002458406</text:p>
          </table:table-cell>
          <table:table-cell table:formula="of:=([.C4]/[.B4])" office:value-type="float" office:value="0.00000785791982901166" calcext:value-type="float">
            <text:p>.0000078579</text:p>
          </table:table-cell>
          <table:table-cell table:formula="of:=([.D4]/[.B4])" office:value-type="float" office:value="0" calcext:value-type="float">
            <text:p>.0000000000</text:p>
          </table:table-cell>
          <table:table-cell table:formula="of:=([.C4]/[.E4])" office:value-type="float" office:value="0.0319634703196347" calcext:value-type="float">
            <text:p>.0319634703</text:p>
          </table:table-cell>
          <table:table-cell table:formula="of:=([.E4]/[.F4])" office:value-type="float" office:value="36.5" calcext:value-type="float">
            <text:p>36.500000</text:p>
          </table:table-cell>
          <table:table-cell table:formula="of:=([.C4]/[.F4])" office:value-type="float" office:value="1.16666666666667" calcext:value-type="float">
            <text:p>01.166667</text:p>
          </table:table-cell>
          <table:table-cell table:formula="of:=([.C4]/[.K4])" office:value-type="float" office:value="0.383561643835616" calcext:value-type="float">
            <text:p>00.383562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805235" calcext:value-type="float">
            <text:p>8052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table:formula="of:=([.E5]/[.B5])" office:value-type="float" office:value="0.000414785745776078" calcext:value-type="float">
            <text:p>.0004147857</text:p>
          </table:table-cell>
          <table:table-cell table:formula="of:=([.C5]/[.B5])" office:value-type="float" office:value="0.00000620936745173769" calcext:value-type="float">
            <text:p>.0000062094</text:p>
          </table:table-cell>
          <table:table-cell table:formula="of:=([.D5]/[.B5])" office:value-type="float" office:value="0" calcext:value-type="float">
            <text:p>.0000000000</text:p>
          </table:table-cell>
          <table:table-cell table:formula="of:=([.C5]/[.E5])" office:value-type="float" office:value="0.0149700598802395" calcext:value-type="float">
            <text:p>.0149700599</text:p>
          </table:table-cell>
          <table:table-cell table:formula="of:=([.E5]/[.F5])" office:value-type="float" office:value="27.8333333333333" calcext:value-type="float">
            <text:p>27.833333</text:p>
          </table:table-cell>
          <table:table-cell table:formula="of:=([.C5]/[.F5])" office:value-type="float" office:value="0.416666666666667" calcext:value-type="float">
            <text:p>00.416667</text:p>
          </table:table-cell>
          <table:table-cell table:formula="of:=([.C5]/[.K5])" office:value-type="float" office:value="0.179640718562874" calcext:value-type="float">
            <text:p>00.179641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3095313" calcext:value-type="float">
            <text:p>3095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21" calcext:value-type="float">
            <text:p>21</text:p>
          </table:table-cell>
          <table:table-cell table:formula="of:=([.E6]/[.B6])" office:value-type="float" office:value="0.000193195324673143" calcext:value-type="float">
            <text:p>.0001931953</text:p>
          </table:table-cell>
          <table:table-cell table:formula="of:=([.C6]/[.B6])" office:value-type="float" office:value="0.000000323069104804587" calcext:value-type="float">
            <text:p>.0000003231</text:p>
          </table:table-cell>
          <table:table-cell table:formula="of:=([.D6]/[.B6])" office:value-type="float" office:value="0" calcext:value-type="float">
            <text:p>.0000000000</text:p>
          </table:table-cell>
          <table:table-cell table:formula="of:=([.C6]/[.E6])" office:value-type="float" office:value="0.00167224080267559" calcext:value-type="float">
            <text:p>.0016722408</text:p>
          </table:table-cell>
          <table:table-cell table:formula="of:=([.E6]/[.F6])" office:value-type="float" office:value="28.4761904761905" calcext:value-type="float">
            <text:p>28.476190</text:p>
          </table:table-cell>
          <table:table-cell table:formula="of:=([.C6]/[.F6])" office:value-type="float" office:value="0.0476190476190476" calcext:value-type="float">
            <text:p>00.047619</text:p>
          </table:table-cell>
          <table:table-cell table:formula="of:=([.C6]/[.K6])" office:value-type="float" office:value="0.0351170568561873" calcext:value-type="float">
            <text:p>00.035117</text:p>
          </table:table-cell>
        </table:table-row>
        <table:table-row table:style-name="ro1">
          <table:table-cell office:value-type="string" calcext:value-type="string">
            <text:p>MARIN</text:p>
          </table:table-cell>
          <table:table-cell office:value-type="float" office:value="252409" calcext:value-type="float">
            <text:p>2524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([.E7]/[.B7])" office:value-type="float" office:value="0.000118854715957038" calcext:value-type="float">
            <text:p>.0001188547</text:p>
          </table:table-cell>
          <table:table-cell table:formula="of:=([.C7]/[.B7])" office:value-type="float" office:value="0.0000039618238652346" calcext:value-type="float">
            <text:p>.0000039618</text:p>
          </table:table-cell>
          <table:table-cell table:formula="of:=([.D7]/[.B7])" office:value-type="float" office:value="0" calcext:value-type="float">
            <text:p>.0000000000</text:p>
          </table:table-cell>
          <table:table-cell table:formula="of:=([.C7]/[.E7])" office:value-type="float" office:value="0.0333333333333333" calcext:value-type="float">
            <text:p>.0333333333</text:p>
          </table:table-cell>
          <table:table-cell table:formula="of:=([.E7]/[.F7])" office:value-type="float" office:value="10" calcext:value-type="float">
            <text:p>10.000000</text:p>
          </table:table-cell>
          <table:table-cell table:formula="of:=([.C7]/[.F7])" office:value-type="float" office:value="0.333333333333333" calcext:value-type="float">
            <text:p>00.333333</text:p>
          </table:table-cell>
          <table:table-cell table:formula="of:=([.C7]/[.K7])" office:value-type="float" office:value="0.1" calcext:value-type="float">
            <text:p>00.100000</text:p>
          </table:table-cell>
        </table:table-row>
        <table:table-row table:style-name="ro1">
          <table:table-cell office:value-type="string" calcext:value-type="string">
            <text:p>SONOMA</text:p>
          </table:table-cell>
          <table:table-cell office:value-type="float" office:value="483878" calcext:value-type="float">
            <text:p>4838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([.E8]/[.B8])" office:value-type="float" office:value="0.000148797837471429" calcext:value-type="float">
            <text:p>.0001487978</text:p>
          </table:table-cell>
          <table:table-cell table:formula="of:=([.C8]/[.B8])" office:value-type="float" office:value="0.00000413327326309524" calcext:value-type="float">
            <text:p>.0000041333</text:p>
          </table:table-cell>
          <table:table-cell table:formula="of:=([.D8]/[.B8])" office:value-type="float" office:value="0" calcext:value-type="float">
            <text:p>.0000000000</text:p>
          </table:table-cell>
          <table:table-cell table:formula="of:=([.C8]/[.E8])" office:value-type="float" office:value="0.0277777777777778" calcext:value-type="float">
            <text:p>.0277777778</text:p>
          </table:table-cell>
          <table:table-cell table:formula="of:=([.E8]/[.F8])" office:value-type="float" office:value="8" calcext:value-type="float">
            <text:p>08.000000</text:p>
          </table:table-cell>
          <table:table-cell table:formula="of:=([.C8]/[.F8])" office:value-type="float" office:value="0.222222222222222" calcext:value-type="float">
            <text:p>00.222222</text:p>
          </table:table-cell>
          <table:table-cell table:formula="of:=([.C8]/[.K8])" office:value-type="float" office:value="0.25" calcext:value-type="float">
            <text:p>00.250000</text:p>
          </table:table-cell>
        </table:table-row>
        <table:table-row table:style-name="ro1">
          <table:table-cell office:value-type="string" calcext:value-type="string">
            <text:p>SOLANO</text:p>
          </table:table-cell>
          <table:table-cell office:value-type="float" office:value="413344" calcext:value-type="float">
            <text:p>41334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([.E9]/[.B9])" office:value-type="float" office:value="0.000198381977239297" calcext:value-type="float">
            <text:p>.0001983820</text:p>
          </table:table-cell>
          <table:table-cell table:formula="of:=([.C9]/[.B9])" office:value-type="float" office:value="0.0000314508012696447" calcext:value-type="float">
            <text:p>.0000314508</text:p>
          </table:table-cell>
          <table:table-cell table:formula="of:=([.D9]/[.B9])" office:value-type="float" office:value="0" calcext:value-type="float">
            <text:p>.0000000000</text:p>
          </table:table-cell>
          <table:table-cell table:formula="of:=([.C9]/[.E9])" office:value-type="float" office:value="0.158536585365854" calcext:value-type="float">
            <text:p>.1585365854</text:p>
          </table:table-cell>
          <table:table-cell table:formula="of:=([.E9]/[.F9])" office:value-type="float" office:value="13.6666666666667" calcext:value-type="float">
            <text:p>13.666667</text:p>
          </table:table-cell>
          <table:table-cell table:formula="of:=([.C9]/[.F9])" office:value-type="float" office:value="2.16666666666667" calcext:value-type="float">
            <text:p>02.166667</text:p>
          </table:table-cell>
          <table:table-cell table:formula="of:=([.C9]/[.K9])" office:value-type="float" office:value="0.951219512195122" calcext:value-type="float">
            <text:p>00.951220</text:p>
          </table:table-cell>
        </table:table-row>
        <table:table-row table:style-name="ro1">
          <table:table-cell office:value-type="string" calcext:value-type="string">
            <text:p>NAPA</text:p>
          </table:table-cell>
          <table:table-cell office:value-type="float" office:value="136484" calcext:value-type="float">
            <text:p>136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([.E10]/[.B10])" office:value-type="float" office:value="0.000351689575334838" calcext:value-type="float">
            <text:p>.0003516896</text:p>
          </table:table-cell>
          <table:table-cell table:formula="of:=([.C10]/[.B10])" office:value-type="float" office:value="0.00000732686615280912" calcext:value-type="float">
            <text:p>.0000073269</text:p>
          </table:table-cell>
          <table:table-cell table:formula="of:=([.D10]/[.B10])" office:value-type="float" office:value="0" calcext:value-type="float">
            <text:p>.0000000000</text:p>
          </table:table-cell>
          <table:table-cell table:formula="of:=([.C10]/[.E10])" office:value-type="float" office:value="0.0208333333333333" calcext:value-type="float">
            <text:p>.0208333333</text:p>
          </table:table-cell>
          <table:table-cell table:formula="of:=([.E10]/[.F10])" office:value-type="float" office:value="16" calcext:value-type="float">
            <text:p>16.000000</text:p>
          </table:table-cell>
          <table:table-cell table:formula="of:=([.C10]/[.F10])" office:value-type="float" office:value="0.333333333333333" calcext:value-type="float">
            <text:p>00.333333</text:p>
          </table:table-cell>
          <table:table-cell table:formula="of:=([.C10]/[.K10])" office:value-type="float" office:value="0.0625" calcext:value-type="float">
            <text:p>00.062500</text:p>
          </table:table-cell>
        </table:table-row>
        <table:table-row table:style-name="ro1">
          <table:table-cell office:value-type="string" calcext:value-type="string">
            <text:p>HUMBOLDT</text:p>
          </table:table-cell>
          <table:table-cell office:value-type="float" office:value="134623" calcext:value-type="float">
            <text:p>1346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([.E11]/[.B11])" office:value-type="float" office:value="0.000193131931393595" calcext:value-type="float">
            <text:p>.0001931319</text:p>
          </table:table-cell>
          <table:table-cell table:formula="of:=([.C11]/[.B11])" office:value-type="float" office:value="0.00000742815120744598" calcext:value-type="float">
            <text:p>.0000074282</text:p>
          </table:table-cell>
          <table:table-cell table:formula="of:=([.D11]/[.B11])" office:value-type="float" office:value="0" calcext:value-type="float">
            <text:p>.0000000000</text:p>
          </table:table-cell>
          <table:table-cell table:formula="of:=([.C11]/[.E11])" office:value-type="float" office:value="0.0384615384615385" calcext:value-type="float">
            <text:p>.0384615385</text:p>
          </table:table-cell>
          <table:table-cell table:formula="of:=([.E11]/[.F11])" office:value-type="float" office:value="3.71428571428571" calcext:value-type="float">
            <text:p>03.714286</text:p>
          </table:table-cell>
          <table:table-cell table:formula="of:=([.C11]/[.F11])" office:value-type="float" office:value="0.142857142857143" calcext:value-type="float">
            <text:p>00.142857</text:p>
          </table:table-cell>
          <table:table-cell table:formula="of:=([.C11]/[.K11])" office:value-type="float" office:value="0.269230769230769" calcext:value-type="float">
            <text:p>00.269231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float" office:value="1418788" calcext:value-type="float">
            <text:p>14187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table:formula="of:=([.E12]/[.B12])" office:value-type="float" office:value="0.000265014928234521" calcext:value-type="float">
            <text:p>.0002650149</text:p>
          </table:table-cell>
          <table:table-cell table:formula="of:=([.C12]/[.B12])" office:value-type="float" office:value="0.00000140965387358788" calcext:value-type="float">
            <text:p>.0000014097</text:p>
          </table:table-cell>
          <table:table-cell table:formula="of:=([.D12]/[.B12])" office:value-type="float" office:value="0" calcext:value-type="float">
            <text:p>.0000000000</text:p>
          </table:table-cell>
          <table:table-cell table:formula="of:=([.C12]/[.E12])" office:value-type="float" office:value="0.00531914893617021" calcext:value-type="float">
            <text:p>.0053191489</text:p>
          </table:table-cell>
          <table:table-cell table:formula="of:=([.E12]/[.F12])" office:value-type="float" office:value="31.3333333333333" calcext:value-type="float">
            <text:p>31.333333</text:p>
          </table:table-cell>
          <table:table-cell table:formula="of:=([.C12]/[.F12])" office:value-type="float" office:value="0.166666666666667" calcext:value-type="float">
            <text:p>00.166667</text:p>
          </table:table-cell>
          <table:table-cell table:formula="of:=([.C12]/[.K12])" office:value-type="float" office:value="0.0638297872340426" calcext:value-type="float">
            <text:p>00.063830</text:p>
          </table:table-cell>
        </table:table-row>
        <table:table-row table:style-name="ro1">
          <table:table-cell office:value-type="string" calcext:value-type="string">
            <text:p>ALAMEDA</text:p>
          </table:table-cell>
          <table:table-cell office:value-type="float" office:value="1510271" calcext:value-type="float">
            <text:p>15102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6" calcext:value-type="float">
            <text:p>16</text:p>
          </table:table-cell>
          <table:table-cell table:formula="of:=([.E13]/[.B13])" office:value-type="float" office:value="0.0001926806513533" calcext:value-type="float">
            <text:p>.0001926807</text:p>
          </table:table-cell>
          <table:table-cell table:formula="of:=([.C13]/[.B13])" office:value-type="float" office:value="0.00000132426564503986" calcext:value-type="float">
            <text:p>.0000013243</text:p>
          </table:table-cell>
          <table:table-cell table:formula="of:=([.D13]/[.B13])" office:value-type="float" office:value="0" calcext:value-type="float">
            <text:p>.0000000000</text:p>
          </table:table-cell>
          <table:table-cell table:formula="of:=([.C13]/[.E13])" office:value-type="float" office:value="0.00687285223367698" calcext:value-type="float">
            <text:p>.0068728522</text:p>
          </table:table-cell>
          <table:table-cell table:formula="of:=([.E13]/[.F13])" office:value-type="float" office:value="18.1875" calcext:value-type="float">
            <text:p>18.187500</text:p>
          </table:table-cell>
          <table:table-cell table:formula="of:=([.C13]/[.F13])" office:value-type="float" office:value="0.125" calcext:value-type="float">
            <text:p>00.125000</text:p>
          </table:table-cell>
          <table:table-cell table:formula="of:=([.C13]/[.K13])" office:value-type="float" office:value="0.109965635738832" calcext:value-type="float">
            <text:p>00.109966</text:p>
          </table:table-cell>
        </table:table-row>
        <table:table-row table:style-name="ro1">
          <table:table-cell office:value-type="string" calcext:value-type="string">
            <text:p>PLACER</text:p>
          </table:table-cell>
          <table:table-cell office:value-type="float" office:value="348432" calcext:value-type="float">
            <text:p>3484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([.E14]/[.B14])" office:value-type="float" office:value="0.000166460026633604" calcext:value-type="float">
            <text:p>.0001664600</text:p>
          </table:table-cell>
          <table:table-cell table:formula="of:=([.C14]/[.B14])" office:value-type="float" office:value="0.00000574000091840015" calcext:value-type="float">
            <text:p>.0000057400</text:p>
          </table:table-cell>
          <table:table-cell table:formula="of:=([.D14]/[.B14])" office:value-type="float" office:value="0.00000287000045920007" calcext:value-type="float">
            <text:p>.0000028700</text:p>
          </table:table-cell>
          <table:table-cell table:formula="of:=([.C14]/[.E14])" office:value-type="float" office:value="0.0344827586206897" calcext:value-type="float">
            <text:p>.0344827586</text:p>
          </table:table-cell>
          <table:table-cell table:formula="of:=([.E14]/[.F14])" office:value-type="float" office:value="19.3333333333333" calcext:value-type="float">
            <text:p>19.333333</text:p>
          </table:table-cell>
          <table:table-cell table:formula="of:=([.C14]/[.F14])" office:value-type="float" office:value="0.666666666666667" calcext:value-type="float">
            <text:p>00.666667</text:p>
          </table:table-cell>
          <table:table-cell table:formula="of:=([.C14]/[.K14])" office:value-type="float" office:value="0.103448275862069" calcext:value-type="float">
            <text:p>00.103448</text:p>
          </table:table-cell>
        </table:table-row>
        <table:table-row table:style-name="ro1">
          <table:table-cell office:value-type="string" calcext:value-type="string">
            <text:p>SAN MATEO</text:p>
          </table:table-cell>
          <table:table-cell office:value-type="float" office:value="718451" calcext:value-type="float">
            <text:p>718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formula="of:=([.E15]/[.B15])" office:value-type="float" office:value="0.000133620803645621" calcext:value-type="float">
            <text:p>.0001336208</text:p>
          </table:table-cell>
          <table:table-cell table:formula="of:=([.C15]/[.B15])" office:value-type="float" office:value="0.00000139188337130855" calcext:value-type="float">
            <text:p>.0000013919</text:p>
          </table:table-cell>
          <table:table-cell table:formula="of:=([.D15]/[.B15])" office:value-type="float" office:value="0" calcext:value-type="float">
            <text:p>.0000000000</text:p>
          </table:table-cell>
          <table:table-cell table:formula="of:=([.C15]/[.E15])" office:value-type="float" office:value="0.0104166666666667" calcext:value-type="float">
            <text:p>.0104166667</text:p>
          </table:table-cell>
          <table:table-cell table:formula="of:=([.E15]/[.F15])" office:value-type="float" office:value="13.7142857142857" calcext:value-type="float">
            <text:p>13.714286</text:p>
          </table:table-cell>
          <table:table-cell table:formula="of:=([.C15]/[.F15])" office:value-type="float" office:value="0.142857142857143" calcext:value-type="float">
            <text:p>00.142857</text:p>
          </table:table-cell>
          <table:table-cell table:formula="of:=([.C15]/[.K15])" office:value-type="float" office:value="0.0729166666666667" calcext:value-type="float">
            <text:p>00.072917</text:p>
          </table:table-cell>
        </table:table-row>
        <table:table-row table:style-name="ro1">
          <table:table-cell office:value-type="string" calcext:value-type="string">
            <text:p>CONTRA COSTA</text:p>
          </table:table-cell>
          <table:table-cell office:value-type="float" office:value="1049025" calcext:value-type="float">
            <text:p>1049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formula="of:=([.E16]/[.B16])" office:value-type="float" office:value="0.00016110197564405" calcext:value-type="float">
            <text:p>.0001611020</text:p>
          </table:table-cell>
          <table:table-cell table:formula="of:=([.C16]/[.B16])" office:value-type="float" office:value="0.000000953266128071304" calcext:value-type="float">
            <text:p>.0000009533</text:p>
          </table:table-cell>
          <table:table-cell table:formula="of:=([.D16]/[.B16])" office:value-type="float" office:value="0" calcext:value-type="float">
            <text:p>.0000000000</text:p>
          </table:table-cell>
          <table:table-cell table:formula="of:=([.C16]/[.E16])" office:value-type="float" office:value="0.00591715976331361" calcext:value-type="float">
            <text:p>.0059171598</text:p>
          </table:table-cell>
          <table:table-cell table:formula="of:=([.E16]/[.F16])" office:value-type="float" office:value="21.125" calcext:value-type="float">
            <text:p>21.125000</text:p>
          </table:table-cell>
          <table:table-cell table:formula="of:=([.C16]/[.F16])" office:value-type="float" office:value="0.125" calcext:value-type="float">
            <text:p>00.125000</text:p>
          </table:table-cell>
          <table:table-cell table:formula="of:=([.C16]/[.K16])" office:value-type="float" office:value="0.0473372781065089" calcext:value-type="float">
            <text:p>00.047337</text:p>
          </table:table-cell>
        </table:table-row>
        <table:table-row table:style-name="ro1">
          <table:table-cell office:value-type="string" calcext:value-type="string">
            <text:p>KINGS</text:p>
          </table:table-cell>
          <table:table-cell office:value-type="float" office:value="2504700" calcext:value-type="float">
            <text:p>2504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([.E17]/[.B17])" office:value-type="float" office:value="0.00000878348704435661" calcext:value-type="float">
            <text:p>.0000087835</text:p>
          </table:table-cell>
          <table:table-cell table:formula="of:=([.C17]/[.B17])" office:value-type="float" office:value="0.000000399249411107119" calcext:value-type="float">
            <text:p>.0000003992</text:p>
          </table:table-cell>
          <table:table-cell table:formula="of:=([.D17]/[.B17])" office:value-type="float" office:value="0" calcext:value-type="float">
            <text:p>.0000000000</text:p>
          </table:table-cell>
          <table:table-cell table:formula="of:=([.C17]/[.E17])" office:value-type="float" office:value="0.0454545454545455" calcext:value-type="float">
            <text:p>.0454545455</text:p>
          </table:table-cell>
          <table:table-cell table:formula="of:=([.E17]/[.F17])" office:value-type="float" office:value="1.57142857142857" calcext:value-type="float">
            <text:p>01.571429</text:p>
          </table:table-cell>
          <table:table-cell table:formula="of:=([.C17]/[.F17])" office:value-type="float" office:value="0.0714285714285714" calcext:value-type="float">
            <text:p>00.071429</text:p>
          </table:table-cell>
          <table:table-cell table:formula="of:=([.C17]/[.K17])" office:value-type="float" office:value="0.636363636363636" calcext:value-type="float">
            <text:p>00.636364</text:p>
          </table:table-cell>
        </table:table-row>
        <table:table-row table:style-name="ro1">
          <table:table-cell office:value-type="string" calcext:value-type="string">
            <text:p>SANTA ROSA</text:p>
          </table:table-cell>
          <table:table-cell office:value-type="float" office:value="151372" calcext:value-type="float">
            <text:p>1513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([.E18]/[.B18])" office:value-type="float" office:value="0.000528499326163359" calcext:value-type="float">
            <text:p>.0005284993</text:p>
          </table:table-cell>
          <table:table-cell table:formula="of:=([.C18]/[.B18])" office:value-type="float" office:value="0.00000660624157704199" calcext:value-type="float">
            <text:p>.0000066062</text:p>
          </table:table-cell>
          <table:table-cell table:formula="of:=([.D18]/[.B18])" office:value-type="float" office:value="0" calcext:value-type="float">
            <text:p>.0000000000</text:p>
          </table:table-cell>
          <table:table-cell table:formula="of:=([.C18]/[.E18])" office:value-type="float" office:value="0.0125" calcext:value-type="float">
            <text:p>.0125000000</text:p>
          </table:table-cell>
          <table:table-cell table:formula="of:=([.E18]/[.F18])" office:value-type="float" office:value="20" calcext:value-type="float">
            <text:p>20.000000</text:p>
          </table:table-cell>
          <table:table-cell table:formula="of:=([.C18]/[.F18])" office:value-type="float" office:value="0.25" calcext:value-type="float">
            <text:p>00.250000</text:p>
          </table:table-cell>
          <table:table-cell table:formula="of:=([.C18]/[.K18])" office:value-type="float" office:value="0.05" calcext:value-type="float">
            <text:p>00.0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8" loext:min-decimal-places="8" number:min-integer-digits="2"/>
    </number:number-style>
    <number:number-style style:name="N122" number:title="User-defined">
      <number:number number:decimal-places="10" loext:min-decimal-places="10" number:min-integer-digits="0"/>
    </number:number-style>
    <number:number-style style:name="N123">
      <number:number number:decimal-places="6" loext:min-decimal-places="6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5T11:10:30.410633860</meta:creation-date>
    <dc:date>2020-03-05T21:06:30.148482433</dc:date>
    <meta:editing-duration>PT1H35M55S</meta:editing-duration>
    <meta:editing-cycles>10</meta:editing-cycles>
    <meta:generator>LibreOffice/6.4.1.2$MacOSX_X86_64 LibreOffice_project/4d224e95b98b138af42a64d84056446d09082932</meta:generator>
    <meta:document-statistic meta:table-count="1" meta:cell-count="234" meta:object-count="0"/>
  </office:meta>
</office:document-meta>
</file>